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70000012A2501673D.png" manifest:media-type="image/png"/>
  <manifest:file-entry manifest:full-path="Pictures/100000010000029400000191FCF7A0E4.png" manifest:media-type="image/png"/>
  <manifest:file-entry manifest:full-path="Pictures/10000001000002F6000000FA0433F3A2.png" manifest:media-type="image/png"/>
  <manifest:file-entry manifest:full-path="Pictures/1000000100000399000001DB4DFF2B18.png" manifest:media-type="image/png"/>
  <manifest:file-entry manifest:full-path="Pictures/10000001000003D1000000C6EA615526.png" manifest:media-type="image/png"/>
  <manifest:file-entry manifest:full-path="Pictures/10000001000001CB000000ABC434B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fo:font-size="14pt" officeooo:rsid="000dbb1b" officeooo:paragraph-rsid="000dbb1b" style:font-size-asian="14pt" style:font-size-complex="14pt"/>
    </style:style>
    <style:style style:name="P2" style:family="paragraph" style:parent-style-name="Standard">
      <style:text-properties officeooo:rsid="000dbb1b" officeooo:paragraph-rsid="000dbb1b"/>
    </style:style>
    <style:style style:name="P3" style:family="paragraph" style:parent-style-name="Standard">
      <style:text-properties officeooo:rsid="000d485a" officeooo:paragraph-rsid="000d485a"/>
    </style:style>
    <style:style style:name="P4" style:family="paragraph" style:parent-style-name="Standard">
      <style:text-properties officeooo:rsid="000d485a" officeooo:paragraph-rsid="000db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я Groups</text:p>
      <text:p text:style-name="P2"><draw:frame draw:style-name="fr1" draw:name="Image1" text:anchor-type="char" svg:x="0.0425in" svg:y="0.102in" svg:width="4.7811in" svg:height="1.7811in" draw:z-index="0"><draw:image xlink:href="Pictures/10000001000001CB000000ABC434BA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>Таблиця Analysis (+Groups)</text:p>
      <text:p text:style-name="P2"/>
      <text:p text:style-name="P2"><draw:frame draw:style-name="fr2" draw:name="Image2" text:anchor-type="char" svg:width="6.6929in" svg:height="1.3563in" draw:z-index="1"><draw:image xlink:href="Pictures/10000001000003D1000000C6EA615526.png" xlink:type="simple" xlink:show="embed" xlink:actuate="onLoad" draw:mime-type="image/png"/></draw:frame></text:p>
      <text:p text:style-name="P1">Таблиця Orders (+Analysis)</text:p>
      <text:p text:style-name="P1"/>
      <text:p text:style-name="P2"><draw:frame draw:style-name="fr3" draw:name="Image3" text:anchor-type="char" svg:width="6.6929in" svg:height="3.4516in" draw:z-index="2"><draw:image xlink:href="Pictures/1000000100000399000001DB4DFF2B18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x="0in" svg:y="0.0709in" svg:width="6.6929in" svg:height="2.2071in" draw:z-index="3"><draw:image xlink:href="Pictures/10000001000002F6000000FA0433F3A2.png" xlink:type="simple" xlink:show="embed" xlink:actuate="onLoad" draw:mime-type="image/png"/></draw:frame><text:soft-page-break/></text:p>
      <text:p text:style-name="P2"><draw:frame draw:style-name="fr1" draw:name="Image5" text:anchor-type="char" svg:x="0in" svg:y="0.2764in" svg:width="6.6929in" svg:height="2.628in" draw:z-index="4"><draw:image xlink:href="Pictures/10000001000002F70000012A2501673D.png" xlink:type="simple" xlink:show="embed" xlink:actuate="onLoad" draw:mime-type="image/png"/></draw:frame></text:p>
      <text:p text:style-name="P2"/>
      <text:p text:style-name="P4"><draw:frame draw:style-name="fr1" draw:name="Image6" text:anchor-type="char" svg:x="0.0791in" svg:y="0.0811in" svg:width="6.6929in" svg:height="4.0661in" draw:z-index="5"><draw:image xlink:href="Pictures/100000010000029400000191FCF7A0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1:43:06.714021848</meta:creation-date>
    <dc:date>2025-06-30T12:01:34.828110181</dc:date>
    <meta:editing-duration>PT7M13S</meta:editing-duration>
    <meta:editing-cycles>3</meta:editing-cycles>
    <meta:generator>LibreOffice/24.8.7.2$Linux_X86_64 LibreOffice_project/f4f281f562fb585d46b0af5755dfe1eb6adc047f</meta:generator>
    <meta:print-date>2025-06-30T12:00:53.321247658</meta:print-date>
    <meta:printed-by>PDF files</meta:printed-by>
    <meta:document-statistic meta:table-count="0" meta:image-count="6" meta:object-count="0" meta:page-count="2" meta:paragraph-count="3" meta:word-count="8" meta:character-count="66" meta:non-whitespace-character-count="61"/>
  </office:meta>
</office:document-meta>
</file>